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SelectAction.getSelectQuery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tabaseSelectAction.act( Redirector redirector , SourceResolver resolver , Map objectModel , String source , Parameters param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5">
            <text:p text:style-name="Table_20_Contents">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